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rsid="000fdd31" officeooo:paragraph-rsid="000fdd31" style:font-size-asian="12pt" style:font-size-complex="12pt"/>
    </style:style>
    <style:style style:name="P5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US53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Alle Tickets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eine Seite haben, wo ich alle Tickets sehe. Hier möchte ich nach Tickets suchen können. 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1661886740" text:style-name="L1">
              <text:list-item>
                <text:p text:style-name="P3">Es exisitert eine Tabelle mit allen Tickets, die es in der Datenbank gibt. 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9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1:14:00Z</meta:creation-date>
    <dc:date>2019-03-28T18:38:55.475000000</dc:date>
    <meta:editing-cycles>3</meta:editing-cycles>
    <meta:editing-duration>PT5S</meta:editing-duration>
    <meta:document-statistic meta:table-count="1" meta:image-count="0" meta:object-count="0" meta:page-count="1" meta:paragraph-count="19" meta:word-count="57" meta:character-count="365" meta:non-whitespace-character-count="326"/>
    <meta:template xlink:type="simple" xlink:actuate="onRequest" xlink:title="" xlink:href="Normal.dotm"/>
  </office:meta>
</office:document-meta>
</file>